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176cm" fo:line-height="100%"/>
    </style:style>
    <style:style style:name="P3" style:family="paragraph" style:parent-style-name="Standard">
      <style:paragraph-properties fo:margin-left="4.995cm" fo:margin-right="0cm" fo:margin-top="0cm" fo:margin-bottom="0.176cm" fo:line-height="100%" fo:text-indent="0cm" style:auto-text-indent="false"/>
    </style:style>
    <style:style style:name="P4" style:family="paragraph" style:parent-style-name="Standard">
      <style:paragraph-properties fo:margin-left="4.995cm" fo:margin-right="0cm" fo:margin-top="0cm" fo:margin-bottom="0.176cm" fo:line-height="100%" fo:text-indent="0cm" style:auto-text-indent="false"/>
      <style:text-properties fo:language="en" fo:country="US" fo:font-style="italic" style:font-style-asian="italic"/>
    </style:style>
    <style:style style:name="P5" style:family="paragraph" style:parent-style-name="Standard">
      <style:paragraph-properties fo:margin-left="3.747cm" fo:margin-right="0cm" fo:margin-top="0cm" fo:margin-bottom="0.176cm" fo:line-height="100%" fo:text-indent="0cm" style:auto-text-indent="false"/>
      <style:text-properties fo:font-style="italic" style:font-style-asian="italic"/>
    </style:style>
    <style:style style:name="P6" style:family="paragraph" style:parent-style-name="Standard">
      <style:paragraph-properties fo:margin-left="1.249cm" fo:margin-right="0cm" fo:text-indent="0cm" style:auto-text-indent="false"/>
    </style:style>
    <style:style style:name="P7" style:family="paragraph" style:parent-style-name="Standard">
      <style:paragraph-properties fo:margin-left="1.249cm" fo:margin-right="0cm" fo:text-indent="0cm" style:auto-text-indent="false"/>
      <style:text-properties fo:font-style="italic" style:font-style-asian="italic"/>
    </style:style>
    <style:style style:name="P8" style:family="paragraph" style:parent-style-name="Standard">
      <style:paragraph-properties fo:margin-left="1.249cm" fo:margin-right="0cm" fo:text-indent="0cm" style:auto-text-indent="false"/>
      <style:text-properties fo:font-style="normal" style:font-style-asian="normal" style:font-style-complex="normal"/>
    </style:style>
    <style:style style:name="P9" style:family="paragraph" style:parent-style-name="Standard">
      <style:paragraph-properties fo:margin-left="0cm" fo:margin-right="0cm" fo:text-align="start" style:justify-single-word="false" fo:text-indent="0cm" style:auto-text-indent="false"/>
      <style:text-properties fo:font-style="normal" style:font-style-asian="normal" style:font-style-complex="normal"/>
    </style:style>
    <style:style style:name="P10" style:family="paragraph" style:parent-style-name="List_20_Paragraph" style:list-style-name="WWNum1"/>
    <style:style style:name="P11" style:family="paragraph" style:parent-style-name="Standard" style:master-page-name="Standard">
      <style:paragraph-properties fo:text-align="center" style:justify-single-word="false" style:page-number="auto"/>
    </style:style>
    <style:style style:name="P12" style:family="paragraph" style:parent-style-name="Standard">
      <style:paragraph-properties fo:margin-left="4.995cm" fo:margin-right="0cm" fo:margin-top="0cm" fo:margin-bottom="0.176cm" fo:line-height="100%" fo:text-indent="0cm" style:auto-text-indent="false"/>
      <style:text-properties fo:language="en" fo:country="US" fo:font-style="italic" style:font-style-asian="italic"/>
    </style:style>
    <style:style style:name="P13" style:family="paragraph" style:parent-style-name="Standard">
      <style:paragraph-properties fo:margin-left="4.995cm" fo:margin-right="0cm" fo:margin-top="0cm" fo:margin-bottom="0.176cm" fo:line-height="100%" fo:text-indent="0cm" style:auto-text-indent="false"/>
      <style:text-properties fo:font-style="italic" style:font-style-asian="italic"/>
    </style:style>
    <style:style style:name="P14" style:family="paragraph" style:parent-style-name="Standard">
      <style:paragraph-properties fo:margin-left="3.747cm" fo:margin-right="0cm" fo:margin-top="0cm" fo:margin-bottom="0.176cm" fo:line-height="100%" fo:text-indent="0cm" style:auto-text-indent="false"/>
      <style:text-properties fo:language="en" fo:country="US" fo:font-style="italic" style:font-style-asian="italic"/>
    </style:style>
    <style:style style:name="P15" style:family="paragraph" style:parent-style-name="Standard">
      <style:paragraph-properties fo:margin-left="3.747cm" fo:margin-right="0cm" fo:margin-top="0cm" fo:margin-bottom="0.176cm" fo:line-height="100%" fo:text-indent="0cm" style:auto-text-indent="false"/>
      <style:text-properties fo:font-style="italic" style:font-style-asian="italic"/>
    </style:style>
    <style:style style:name="P16" style:family="paragraph" style:parent-style-name="Standard">
      <style:paragraph-properties fo:margin-left="1.249cm" fo:margin-right="0cm" fo:text-indent="0cm" style:auto-text-indent="false"/>
      <style:text-properties fo:font-style="italic" style:font-style-asian="italic"/>
    </style:style>
    <style:style style:name="P17" style:family="paragraph" style:parent-style-name="Standard">
      <style:paragraph-properties fo:margin-left="1.249cm" fo:margin-right="0cm" fo:text-indent="0cm" style:auto-text-indent="false"/>
      <style:text-properties fo:language="en" fo:country="US" fo:font-style="italic" style:font-style-asian="italic"/>
    </style:style>
    <style:style style:name="P18" style:family="paragraph" style:parent-style-name="Standard">
      <style:text-properties fo:language="en" fo:country="US"/>
    </style:style>
    <style:style style:name="T1" style:family="text">
      <style:text-properties fo:language="en" fo:country="US" fo:font-style="italic" style:font-style-asian="italic"/>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pport Projet d’Informatique :</text:p>
      <text:p text:style-name="P1">Graphe, Plus court chemin et métro</text:p>
      <text:p text:style-name="P1"/>
      <text:p text:style-name="P1">CELIE Caroline – GUILLAUME Laure</text:p>
      <text:p text:style-name="P1"/>
      <text:p text:style-name="P1"/>
      <text:p text:style-name="P1"/>
      <text:p text:style-name="Standard"/>
      <text:p text:style-name="Standard"/>
      <text:p text:style-name="Standard">Introduction :</text:p>
      <text:p text:style-name="Standard">Ce projet consiste en la réalisation d’un programme permettant de déterminer le plus court chemin entre deux stations de métro parisien. Ce programme se basera sur une structure de graphe (représentée ci-dessous). Chaque station représentera un nœud de ce graphe et chaque trajet possible entre deux stations consecutives sera représenté par les arcs de ce graphe.</text:p>
      <text:p text:style-name="Standard">Il nous faut donc réaliser pour ce projet cette structure de graphe accompagnée des fonctions la rendant utilisable, ainsi que la fonction de lecture d’un ifhcier regroupant les sattions de métro et de la fonction représentant l’algorithme de plus court chemin de Belleman.</text:p>
      <text:p text:style-name="Standard"/>
      <text:p text:style-name="Standard">Structures utilisées</text:p>
      <text:p text:style-name="Standard">La structure la plus utilisée est celle des Graphes :</text:p>
      <text:p text:style-name="P4">typedef struct {</text:p>
      <text:p text:style-name="P4"><text:tab/>unsigned char nom_station[50];</text:p>
      <text:p text:style-name="P3"><text:span text:style-name="T1"><text:tab/></text:span><text:span text:style-name="T2">unsigned char nom_ligne;</text:span></text:p>
      <text:p text:style-name="P13"><text:tab/>unsigned int num_station;</text:p>
      <text:p text:style-name="P13"><text:tab/>double poids_noeud;</text:p>
      <text:p text:style-name="P3"><text:span text:style-name="T2"><text:tab/></text:span><text:span text:style-name="T1">Liste arc;</text:span></text:p>
      <text:p text:style-name="P4"><text:tab/>}* sommet;</text:p>
      <text:p text:style-name="P4">#endif</text:p>
      <text:p text:style-name="P4"/>
      <text:p text:style-name="P4">#ifndef _Graphe</text:p>
      <text:p text:style-name="P4">#define _Graphe</text:p>
      <text:p text:style-name="P4">typedef struct {</text:p>
      <text:p text:style-name="P3"><text:span text:style-name="T1"><text:tab/></text:span><text:span text:style-name="T2">sommet stations;</text:span></text:p>
      <text:p text:style-name="P13"><text:soft-page-break/><text:tab/>unsigned int nX;</text:p>
      <text:p text:style-name="P13"><text:tab/>unsigned int nA;</text:p>
      <text:p text:style-name="P13"><text:tab/>}* Graphe;</text:p>
      <text:p text:style-name="P2"/>
      <text:p text:style-name="P2">Cette structure est composée de deux entiers non signés nX et nA qui représente respectivement le nombre de sommets du graphe et le nombre total d’arcs du graphe, ainsi <text:s/>que d’un pointeur sur un tableau qui est représenté ici par la structure sommet. Ce tableau donne pour chacune de ses lignes, le numéro, le nom du sommet, la ligne à laquelle il appartient, le poids du sommet ainsi que les arcs partant de ce sommet. </text:p>
      <text:p text:style-name="P2">Les arcs sont représentés par une liste d’éléments comprenant le sommet d’arrivée et le poids de l’arc en question.</text:p>
      <text:p text:style-name="P2">La structure élément est décrite ci-dessous :</text:p>
      <text:p text:style-name="P14">#ifndef _ELEMENT</text:p>
      <text:p text:style-name="P14">#define _ELEMENT</text:p>
      <text:p text:style-name="P14">typedef struct{</text:p>
      <text:p text:style-name="P5">unsigned int Xdest; <text:s text:c="4"/>//Numero du sommet d’arrivée</text:p>
      <text:p text:style-name="P5">double poids_arc; <text:s text:c="6"/>//poids de l'arc ainsi realise</text:p>
      <text:p text:style-name="P5">} <text:s text:c="2"/>ELEMENT;</text:p>
      <text:p text:style-name="P5"/>
      <text:p text:style-name="P5">#endif // _ELEMENT</text:p>
      <text:p text:style-name="P5"/>
      <text:p text:style-name="Standard">Fonctions et explications</text:p>
      <text:p text:style-name="Standard">Différentes fonctions vont devoir être réalisé durant ce projet :</text:p>
      <text:p text:style-name="Standard"><text:tab/>-Les fonctions liées à la structure de Graphe. En effet, ayant défini une nouvelle structure, nous devons définir les fonctions la caractérisant et nous permettant de remplir ce graphe. Nous avons donc les fonctions suivantes :</text:p>
      <text:p text:style-name="Standard"/>
      <text:p text:style-name="P7">Graphe nouveau_graphe(unsigned int nX,unsigned int nA);</text:p>
      <text:p text:style-name="Standard"><text:tab/>Fonction créant un graphe possédant nX sommets et nA arcs. Elle permet en particulier <text:tab/>d'allouer de la mémoire a ce graphe.</text:p>
      <text:p text:style-name="P7">void affiche_graphe(Graphe g);</text:p>
      <text:p text:style-name="P9"><text:tab/>Fonction d'affichage <text:s/>du graphe : ainsi elle donne les informations contenues dans chaque <text:tab/>sommets (nom de la station, numéro de ligne,...)</text:p>
      <text:p text:style-name="P6"><text:span text:style-name="T2">void detruit_graphe(Graphe g);<text:line-break/></text:span>Fonction de destruction de graphe. Elle permet de libérer la mémoire allouée lors de la création du graphe.</text:p>
      <text:p text:style-name="P6"><text:soft-page-break/><text:span text:style-name="T2">void graphe_ecrit_nX(Graphe g, unsigned int nX);<text:line-break/></text:span>Fonction permettant de changer le nombre de sommets du graphe.</text:p>
      <text:p text:style-name="P17">void graphe_ecrit_nA(Graphe g, unsigned int nA);</text:p>
      <text:p text:style-name="P6">Fonction permettant de modifier le nombre total d’arc du graphe.</text:p>
      <text:p text:style-name="P17">unsigned int graphe_lit_nX(Graphe g);</text:p>
      <text:p text:style-name="P6">Fonction permettant de lire le nombre de sommets du graphe</text:p>
      <text:p text:style-name="P17">unsigned int graphe_lit_nA(Graphe g);</text:p>
      <text:p text:style-name="P6">Fonction permettant de lire le nombre total d’arcs du graphe</text:p>
      <text:p text:style-name="P7"/>
      <text:p text:style-name="P17">double graphe_lit_poids(Graphe g, unsigned int u);</text:p>
      <text:p text:style-name="P6">Fonction permettant de lire le poids du sommet u</text:p>
      <text:p text:style-name="P17">void graphe_ecrit_poids(Graphe g, unsigned int u, double val);</text:p>
      <text:p text:style-name="P7">Fonction permettant d’écrire le poids du sommet u et d’y mettre le réel val</text:p>
      <text:p text:style-name="P17">void graphe_ecrit_poids_arc(Graphe g, unsigned int u, unsigned int v, double val);</text:p>
      <text:p text:style-name="P6">Fonction permettant d’écrire le poids de l’arc ayant pour sommet de départ u et pour sommet de destination v et d’y joindre la valeur val.</text:p>
      <text:p text:style-name="P17">double graphe_lit_poids_arc(Graphe g, unsigned int u, unsigned int v);</text:p>
      <text:p text:style-name="P8">Foncrion permettant de lire le poids de l’arc partant du somemt u et arrivant au sommet v</text:p>
      <text:p text:style-name="P7">void graphe_ajoute_arc(Graphe g, unsigned int u, unsigned int v, double val);</text:p>
      <text:p text:style-name="P6">Fonction permettant d’ajouter un arc de sommet de départ u et de sommet d’arrivée v et ayant pour poids val.</text:p>
      <text:p text:style-name="Standard"/>
      <text:list xml:id="list5874339873800571952" text:style-name="WWNum1">
        <text:list-item>
          <text:p text:style-name="P10">Lors de ce projet, il faut aussi écrire des fonctions correspondant à notre objectif.</text:p>
        </text:list-item>
      </text:list>
      <text:p text:style-name="P18">************************************************</text:p>
      <text:p text:style-name="Standard">Graphe lit_graphe(char* fichier);</text:p>
      <text:p text:style-name="Standard">Fonction qui à partir d’un fichier .csv, crée un graphe et le remplit avec les données du fichier. Cette fonctionne est complexe car elle doit utiliser les fonctions fscanf et fgets et remplir le graphe. Elle utilise donc des fonctions que nous avons décrite plus tot et qui doivent donc fonctionner parfaitement pour que cette fonction fonctionne.</text:p>
      <text:p text:style-name="Standard"/>
      <text:p text:style-name="Standard"><text:soft-page-break/>Void Bellman ( graphe g, unsigned int u) ;</text:p>
      <text:p text:style-name="Standard">Cette fonction est le retranscription en langage C de l’algorithme <text:s/>de Belleman qui ci-dessous. Elle permet de calculer les poids des autres sommets en fonction du sommet de départ de façon à ce qu'ils soient le plus petit possible. Elle fera par la suite l’objet d’une optimisation.</text:p>
      <text:p text:style-name="P18">///////////////////insérer algorithme de Belleman///////////////</text:p>
      <text:p text:style-name="P18">double graphe_pcc(Graphe g, unsigned int u, unsigned int v);</text:p>
      <text:p text:style-name="P18">Cette fonction utilise la fonction précédente pour calculer le plus court chemin entre v et u en partant de v et en remontant de père en père jusqu'à atteindre u. Elle affiche par la suite ce chemin sur le terminal avec le temps de trajets (poids).</text:p>
      <text:p text:style-name="Standard"/>
      <text:p text:style-name="Standard"/>
      <text:p text:style-name="Standard">Les <text:s/>Tests</text:p>
      <text:p text:style-name="Standard">Durant ce projet, différents test vont être réalisés. Ces tests sont de deux types :</text:p>
      <text:p text:style-name="Standard"><text:tab/>-Les tests unaires permettront de tester une fonction indépendamment des autres. Ces tests porteront surtout sur les fonctions de la structure graphe et la fonction de calcul de plus court chemin. Quatre tests seront ainsi <text:s/>réalisés.</text:p>
      <text:p text:style-name="Standard"><text:tab/>-Les tests «  » </text:p>
      <text:p text:style-name="Standard"/>
      <text:p text:style-name="Standard">Groupes de fichier(makefile, .c,.h,etc)</text:p>
      <text:p text:style-name="Standard">Il y a donc dans ce projet 4 groupes de fichier :</text:p>
      <text:p text:style-name="Standard"><text:tab/>-Les fichiers déjà réalisés en séance 9 et 10 portant sur les listes :</text:p>
      <text:p text:style-name="Standard"><text:tab/><text:tab/>-liste.h</text:p>
      <text:p text:style-name="Standard"><text:tab/><text:tab/>-liste.c</text:p>
      <text:p text:style-name="Standard"><text:tab/><text:tab/>-element.h</text:p>
      <text:p text:style-name="Standard"><text:tab/>-les fichiers des graphes :</text:p>
      <text:p text:style-name="Standard"><text:tab/><text:tab/>-graphe.c</text:p>
      <text:p text:style-name="Standard"><text:tab/><text:tab/>-graphe.h</text:p>
      <text:p text:style-name="Standard"><text:tab/>- les fichiers tests : tests1.c à tests6.c</text:p>
      <text:p text:style-name="Standard"><text:tab/>-le Make file et le main</text:p>
      <text:p text:style-name="Standard"/>
      <text:p text:style-name="Standard"><text:soft-page-break/>Fonctions de graphe.c :</text:p>
      <text:p text:style-name="Standard"/>
      <text:p text:style-name="Standard">Tests :</text:p>
      <text:p text:style-name="Standard"/>
      <text:p text:style-name="Standard">Fichier main() :</text:p>
      <text:p text:style-name="Standard"/>
      <text:p text:style-name="Standard">Make file :</text:p>
      <text:p text:style-name="Standard"/>
      <text:p text:style-name="Standard">Répartition et planning du proj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ine CELIE</meta:initial-creator>
    <dc:creator>Laure Guillaume</dc:creator>
    <meta:editing-cycles>32</meta:editing-cycles>
    <meta:creation-date>2016-05-10T20:27:00</meta:creation-date>
    <dc:date>2016-05-24T20:16:02.35</dc:date>
    <meta:editing-duration>PT2M56S</meta:editing-duration>
    <meta:generator>OpenOffice/4.1.2$Win32 OpenOffice.org_project/412m3$Build-9782</meta:generator>
    <meta:document-statistic meta:table-count="0" meta:image-count="0" meta:object-count="0" meta:page-count="5" meta:paragraph-count="87" meta:word-count="920" meta:character-count="58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